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14a32" officeooo:paragraph-rsid="00014a3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14a32" officeooo:paragraph-rsid="00014a3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2f295" officeooo:paragraph-rsid="0002f295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64308" officeooo:paragraph-rsid="00064308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7feb5" officeooo:paragraph-rsid="0007feb5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89427" officeooo:paragraph-rsid="00189427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1fe329" officeooo:paragraph-rsid="001fe329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fe329" officeooo:paragraph-rsid="0023cb3a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14a32" officeooo:paragraph-rsid="00014a3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64308" officeooo:paragraph-rsid="0006430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64308" officeooo:paragraph-rsid="0002f29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7feb5" officeooo:paragraph-rsid="0007feb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02f295" officeooo:paragraph-rsid="0002f295" style:font-size-asian="10.5pt" style:font-weight-asian="normal" style:font-size-complex="12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fo:font-size="12pt" fo:font-weight="normal" officeooo:rsid="00223489" officeooo:paragraph-rsid="00223489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fo:font-size="12pt" fo:font-weight="normal" officeooo:rsid="0028bb41" officeooo:paragraph-rsid="0028bb41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2pt" fo:font-weight="normal" officeooo:rsid="00014a32" officeooo:paragraph-rsid="00014a32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2pt" fo:font-weight="normal" officeooo:rsid="00064308" officeooo:paragraph-rsid="0006430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1fe329" officeooo:paragraph-rsid="002a4e39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1fe329" officeooo:paragraph-rsid="002c3e93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weight="bold" officeooo:rsid="001fe329" officeooo:paragraph-rsid="002d92fd" style:font-size-asian="18pt" style:font-weight-asian="bold" style:font-size-complex="18pt" style:font-weight-complex="bold"/>
    </style:style>
    <style:style style:name="P21" style:family="paragraph" style:parent-style-name="Table_20_Contents" style:list-style-name="L3">
      <style:paragraph-properties fo:text-align="justify" style:justify-single-word="false"/>
      <style:text-properties fo:font-size="12pt" officeooo:rsid="001a2e81" officeooo:paragraph-rsid="001fe329" style:font-size-asian="12pt" style:font-size-complex="12pt"/>
    </style:style>
    <style:style style:name="P22" style:family="paragraph" style:parent-style-name="Table_20_Contents" style:list-style-name="L3">
      <style:paragraph-properties fo:text-align="justify" style:justify-single-word="false"/>
      <style:text-properties fo:font-size="12pt" officeooo:rsid="001b9c3e" officeooo:paragraph-rsid="001fe329" style:font-size-asian="12pt" style:font-size-complex="12pt"/>
    </style:style>
    <style:style style:name="P23" style:family="paragraph" style:parent-style-name="Table_20_Contents" style:list-style-name="L3">
      <style:paragraph-properties fo:text-align="justify" style:justify-single-word="false"/>
      <style:text-properties fo:font-size="12pt" officeooo:rsid="001c9e7c" officeooo:paragraph-rsid="001fe329" style:font-size-asian="12pt" style:font-size-complex="12pt"/>
    </style:style>
    <style:style style:name="P24" style:family="paragraph" style:parent-style-name="Table_20_Contents" style:list-style-name="L3">
      <style:paragraph-properties fo:text-align="justify" style:justify-single-word="false"/>
      <style:text-properties fo:font-size="12pt" officeooo:rsid="001fe329" officeooo:paragraph-rsid="001fe329" style:font-size-asian="12pt" style:font-size-complex="12pt"/>
    </style:style>
    <style:style style:name="P25" style:family="paragraph" style:parent-style-name="Table_20_Contents" style:list-style-name="L3">
      <style:paragraph-properties fo:text-align="justify" style:justify-single-word="false"/>
      <style:text-properties fo:font-size="12pt" officeooo:rsid="002d92fd" officeooo:paragraph-rsid="002d92fd" style:font-size-asian="12pt" style:font-size-complex="12pt"/>
    </style:style>
    <style:style style:name="P26" style:family="paragraph" style:parent-style-name="Table_20_Contents" style:list-style-name="L3">
      <style:paragraph-properties fo:text-align="justify" style:justify-single-word="false"/>
      <style:text-properties fo:font-size="12pt" fo:font-weight="normal" officeooo:rsid="001c9e7c" officeooo:paragraph-rsid="001fe329" style:font-size-asian="12pt" style:font-weight-asian="normal" style:font-size-complex="12pt" style:font-weight-complex="normal"/>
    </style:style>
    <style:style style:name="P27" style:family="paragraph" style:parent-style-name="Table_20_Contents" style:list-style-name="L3">
      <style:paragraph-properties fo:text-align="justify" style:justify-single-word="false"/>
      <style:text-properties fo:font-size="12pt" fo:font-weight="normal" officeooo:rsid="002041fa" officeooo:paragraph-rsid="002041fa" style:font-size-asian="12pt" style:font-weight-asian="normal" style:font-size-complex="12pt" style:font-weight-complex="normal"/>
    </style:style>
    <style:style style:name="P28" style:family="paragraph" style:parent-style-name="Table_20_Contents" style:list-style-name="L3">
      <style:paragraph-properties fo:text-align="justify" style:justify-single-word="false"/>
      <style:text-properties fo:font-size="12pt" fo:font-weight="normal" officeooo:rsid="00223489" officeooo:paragraph-rsid="00223489" style:font-size-asian="12pt" style:font-weight-asian="normal" style:font-size-complex="12pt" style:font-weight-complex="normal"/>
    </style:style>
    <style:style style:name="P29" style:family="paragraph" style:parent-style-name="Table_20_Contents" style:list-style-name="L3">
      <style:paragraph-properties fo:text-align="justify" style:justify-single-word="false"/>
      <style:text-properties fo:font-size="12pt" fo:font-weight="normal" officeooo:rsid="0023cb3a" officeooo:paragraph-rsid="0023cb3a" style:font-size-asian="12pt" style:font-weight-asian="normal" style:font-size-complex="12pt" style:font-weight-complex="normal"/>
    </style:style>
    <style:style style:name="P30" style:family="paragraph" style:parent-style-name="Table_20_Contents" style:list-style-name="L3">
      <style:paragraph-properties fo:text-align="justify" style:justify-single-word="false"/>
      <style:text-properties fo:font-size="12pt" fo:font-weight="normal" officeooo:rsid="0026a751" officeooo:paragraph-rsid="0026a751" style:font-size-asian="12pt" style:font-weight-asian="normal" style:font-size-complex="12pt" style:font-weight-complex="normal"/>
    </style:style>
    <style:style style:name="P31" style:family="paragraph" style:parent-style-name="Table_20_Contents" style:list-style-name="L3">
      <style:paragraph-properties fo:text-align="justify" style:justify-single-word="false"/>
      <style:text-properties fo:font-size="12pt" fo:font-weight="normal" officeooo:rsid="0028bb41" officeooo:paragraph-rsid="0028bb41" style:font-size-asian="12pt" style:font-weight-asian="normal" style:font-size-complex="12pt" style:font-weight-complex="normal"/>
    </style:style>
    <style:style style:name="P32" style:family="paragraph" style:parent-style-name="Table_20_Contents" style:list-style-name="L3">
      <style:paragraph-properties fo:text-align="justify" style:justify-single-word="false"/>
      <style:text-properties fo:font-size="12pt" fo:font-weight="normal" officeooo:rsid="002a4e39" officeooo:paragraph-rsid="002a4e39" style:font-size-asian="12pt" style:font-weight-asian="normal" style:font-size-complex="12pt" style:font-weight-complex="normal"/>
    </style:style>
    <style:style style:name="P33" style:family="paragraph" style:parent-style-name="Table_20_Contents" style:list-style-name="L3">
      <style:paragraph-properties fo:text-align="justify" style:justify-single-word="false"/>
      <style:text-properties fo:font-size="12pt" fo:font-weight="normal" officeooo:rsid="002a4e39" officeooo:paragraph-rsid="002d92fd" style:font-size-asian="12pt" style:font-weight-asian="normal" style:font-size-complex="12pt" style:font-weight-complex="normal"/>
    </style:style>
    <style:style style:name="P34" style:family="paragraph" style:parent-style-name="Table_20_Contents" style:list-style-name="L3">
      <style:paragraph-properties fo:text-align="justify" style:justify-single-word="false"/>
      <style:text-properties fo:font-size="12pt" fo:font-weight="normal" officeooo:rsid="002c3e93" officeooo:paragraph-rsid="002c3e93" style:font-size-asian="12pt" style:font-weight-asian="normal" style:font-size-complex="12pt" style:font-weight-complex="normal"/>
    </style:style>
    <style:style style:name="P35" style:family="paragraph" style:parent-style-name="Table_20_Contents" style:list-style-name="L3">
      <style:paragraph-properties fo:text-align="justify" style:justify-single-word="false"/>
      <style:text-properties fo:font-size="12pt" fo:font-weight="normal" officeooo:rsid="002c3e93" officeooo:paragraph-rsid="002d92fd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fo:font-size="12pt" fo:font-weight="normal" officeooo:rsid="002c3e93" officeooo:paragraph-rsid="002c3e93" style:font-size-asian="12pt" style:font-weight-asian="normal" style:font-size-complex="12pt" style:font-weight-complex="normal"/>
    </style:style>
    <style:style style:name="P37" style:family="paragraph" style:parent-style-name="Table_20_Contents" style:list-style-name="L3">
      <style:paragraph-properties fo:text-align="justify" style:justify-single-word="false"/>
      <style:text-properties fo:font-size="12pt" fo:font-weight="normal" officeooo:rsid="002d92fd" officeooo:paragraph-rsid="002d92fd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justify" style:justify-single-word="false"/>
      <style:text-properties fo:font-size="12pt" fo:font-weight="normal" officeooo:rsid="002d92fd" officeooo:paragraph-rsid="002d92fd" style:font-size-asian="12pt" style:font-weight-asian="normal" style:font-size-complex="12pt" style:font-weight-complex="normal"/>
    </style:style>
    <style:style style:name="P39" style:family="paragraph" style:parent-style-name="Table_20_Contents" style:list-style-name="L3">
      <style:paragraph-properties fo:text-align="justify" style:justify-single-word="false"/>
      <style:text-properties fo:font-size="12pt" fo:font-weight="normal" officeooo:rsid="002e5ca8" officeooo:paragraph-rsid="002e5ca8" style:font-size-asian="12pt" style:font-weight-asian="normal" style:font-size-complex="12pt" style:font-weight-complex="normal"/>
    </style:style>
    <style:style style:name="T1" style:family="text">
      <style:text-properties officeooo:rsid="000dd0f5"/>
    </style:style>
    <style:style style:name="T2" style:family="text">
      <style:text-properties officeooo:rsid="0012bab8"/>
    </style:style>
    <style:style style:name="T3" style:family="text">
      <style:text-properties officeooo:rsid="0014163d"/>
    </style:style>
    <style:style style:name="T4" style:family="text">
      <style:text-properties officeooo:rsid="00176789"/>
    </style:style>
    <style:style style:name="T5" style:family="text">
      <style:text-properties officeooo:rsid="0017a2bb"/>
    </style:style>
    <style:style style:name="T6" style:family="text">
      <style:text-properties officeooo:rsid="0023cb3a"/>
    </style:style>
    <style:style style:name="T7" style:family="text">
      <style:text-properties officeooo:rsid="0024bbab"/>
    </style:style>
    <style:style style:name="T8" style:family="text">
      <style:text-properties officeooo:rsid="002c18e9"/>
    </style:style>
    <style:style style:name="T9" style:family="text">
      <style:text-properties officeooo:rsid="002c3e93"/>
    </style:style>
    <style:style style:name="T10" style:family="text">
      <style:text-properties officeooo:rsid="002d92fd"/>
    </style:style>
    <style:style style:name="T11" style:family="text">
      <style:text-properties officeooo:rsid="001b9c3e"/>
    </style:style>
    <style:style style:name="T12" style:family="text">
      <style:text-properties officeooo:rsid="002e5c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 Presencial</text:p>
      <text:p text:style-name="P2">Desenvolvimento de aplicações web com React.js</text:p>
      <text:p text:style-name="P1"/>
      <text:p text:style-name="P9"><text:tab/>Nesse curso presencial <text:span text:style-name="T2">será possível </text:span>aprender a trabalhar e evoluir com React.js para criar o frontend de qualquer tipo de aplicação web. O React é uma biblioteca JavaScript de código aberto para criar interfaces de usuário. É mantido pelo Facebook, Instagram e uma comunidade de desenvolvedores individuais + outras empresas. É uma biblioteca poderosa! O React está sendo usado, por ex<text:span text:style-name="T3">e</text:span>mplo, nos sites da Netflix, Imgur, Feedly, Airbnb, SeatGeek, Walmart, dentre outros.</text:p>
      <text:p text:style-name="P9"/>
      <text:p text:style-name="P9"><text:tab/>Além do React.js, também serão abordados:</text:p>
      <text:p text:style-name="P9"/>
      <text:list xml:id="list2336427338" text:style-name="L1">
        <text:list-item>
          <text:p text:style-name="P16">Redux para gerenciamento de estados compartilhados na aplicação.</text:p>
        </text:list-item>
        <text:list-item>
          <text:p text:style-name="P16">React Router, para manipulação de rotas no frontend da aplicação.</text:p>
        </text:list-item>
        <text:list-item>
          <text:p text:style-name="P16">Estratégias de uso de CSS para aplicações com React.js.</text:p>
        </text:list-item>
        <text:list-item>
          <text:p text:style-name="P16">Configuração básica do webpack, para deixar sua aplicação pronta e otimizada para servir em ambiente de produção.</text:p>
        </text:list-item>
        <text:list-item>
          <text:p text:style-name="P16">Como consumir APIs externas com React.js.</text:p>
        </text:list-item>
        <text:list-item>
          <text:p text:style-name="P16">Novidades da linguagem JavaScript (ES6+), necessárias para trabalhar com React.js.</text:p>
        </text:list-item>
        <text:list-item>
          <text:p text:style-name="P16">Aprender sobre o paradigma de programação funcional.</text:p>
        </text:list-item>
      </text:list>
      <text:p text:style-name="P9"/>
      <text:p text:style-name="P9"><text:tab/>Tudo isso com atividades 100% práticas!</text:p>
      <text:p text:style-name="P9"/>
      <text:p text:style-name="P3">Carga Horária</text:p>
      <text:p text:style-name="P3"/>
      <text:p text:style-name="P13"><text:tab/>O curso <text:span text:style-name="T5">tem duração de </text:span>2<text:span text:style-name="T1">0</text:span> horas <text:span text:style-name="T5">divididas em 5 dias</text:span>.</text:p>
      <text:p text:style-name="P11"/>
      <text:p text:style-name="P4">Pré-requisitos</text:p>
      <text:p text:style-name="P10"/>
      <text:list xml:id="list3195583075" text:style-name="L2">
        <text:list-item>
          <text:p text:style-name="P17"><text:span text:style-name="T5">Conhecimento básico de JavaScript</text:span>.</text:p>
        </text:list-item>
      </text:list>
      <text:p text:style-name="P12"/>
      <text:p text:style-name="P5">Público Alvo</text:p>
      <text:p text:style-name="P5"/>
      <text:p text:style-name="P12"><text:tab/><text:span text:style-name="T4">Programadores q</text:span>ue tenham conhecimento básico de JavaScript e que <text:span text:style-name="T4">desejem aprender </text:span>React.js, boas práticas, novidades da linguagem (ES6+) e como criar uma aplicação inteira, de ponta a ponta, desde o backend até o frontend da aplicação, usando apenas uma linguagem: JavaScript!</text:p>
      <text:p text:style-name="P12"/>
      <text:p text:style-name="P6">Plano de Aula</text:p>
      <text:p text:style-name="P6"/>
      <text:p text:style-name="P7">1º Dia</text:p>
      <text:list xml:id="list686694216" text:style-name="L3">
        <text:list-item>
          <text:p text:style-name="P21">Sobre o React</text:p>
        </text:list-item>
        <text:list-item>
          <text:p text:style-name="P25">Criando uma App SPA com React - <text:span text:style-name="T12">create-react-app</text:span></text:p>
        </text:list-item>
        <text:list-item>
          <text:p text:style-name="P22">JSX</text:p>
        </text:list-item>
        <text:list-item>
          <text:p text:style-name="P22">Elementos React</text:p>
        </text:list-item>
        <text:list-item>
          <text:p text:style-name="P22">Renderizando e atualizando elementos React</text:p>
        </text:list-item>
        <text:list-item>
          <text:p text:style-name="P23">Componentes React</text:p>
          <text:list>
            <text:list-item>
              <text:p text:style-name="P24">Stateless functional components</text:p>
            </text:list-item>
            <text:list-item>
              <text:p text:style-name="P24"><text:soft-page-break/>Class components</text:p>
            </text:list-item>
          </text:list>
        </text:list-item>
        <text:list-item>
          <text:p text:style-name="P26">Props</text:p>
        </text:list-item>
        <text:list-item>
          <text:p text:style-name="P27">Estado e ciclo de vida</text:p>
        </text:list-item>
        <text:list-item>
          <text:p text:style-name="P27">Manipulação de eventos</text:p>
        </text:list-item>
        <text:list-item>
          <text:p text:style-name="P28">Renderização condicional</text:p>
        </text:list-item>
      </text:list>
      <text:p text:style-name="P14"/>
      <text:p text:style-name="P8"><text:span text:style-name="T6">2</text:span>º Dia</text:p>
      <text:list xml:id="list103103844510262" text:continue-numbering="true" text:style-name="L3">
        <text:list-item>
          <text:p text:style-name="P29">Listas <text:span text:style-name="T7">e chaves</text:span></text:p>
        </text:list-item>
        <text:list-item>
          <text:p text:style-name="P30">Forms</text:p>
        </text:list-item>
        <text:list-item>
          <text:p text:style-name="P31">Composição vs Herança</text:p>
        </text:list-item>
        <text:list-item>
          <text:p text:style-name="P31">Pensando em React</text:p>
        </text:list-item>
      </text:list>
      <text:p text:style-name="P15"/>
      <text:p text:style-name="P18"><text:span text:style-name="T8">3</text:span>º Dia</text:p>
      <text:list xml:id="list103103482406213" text:continue-numbering="true" text:style-name="L3">
        <text:list-item>
          <text:p text:style-name="P35">Refs e árvore DOM</text:p>
        </text:list-item>
        <text:list-item>
          <text:p text:style-name="P35">Verificação de tipos com propTypes</text:p>
        </text:list-item>
        <text:list-item>
          <text:p text:style-name="P37">Usando React com Typescript</text:p>
        </text:list-item>
        <text:list-item>
          <text:p text:style-name="P37">Integração com o Starscream-Theme</text:p>
        </text:list-item>
        <text:list-item>
          <text:p text:style-name="P37">Usando a lib Dtp-React-Components</text:p>
        </text:list-item>
      </text:list>
      <text:p text:style-name="P36"/>
      <text:p text:style-name="P19"><text:span text:style-name="T9">4</text:span>º Dia</text:p>
      <text:list xml:id="list103104335954645" text:continue-numbering="true" text:style-name="L3">
        <text:list-item>
          <text:p text:style-name="P33">Acessibilidade</text:p>
        </text:list-item>
        <text:list-item>
          <text:p text:style-name="P33">Divisão de código</text:p>
        </text:list-item>
        <text:list-item>
          <text:p text:style-name="P33">Contexto</text:p>
        </text:list-item>
        <text:list-item>
          <text:p text:style-name="P33">ErrorBoundary</text:p>
        </text:list-item>
      </text:list>
      <text:p text:style-name="P38"/>
      <text:p text:style-name="P20"><text:span text:style-name="T10">5</text:span>º Dia</text:p>
      <text:list xml:id="list103103861987370" text:continue-numbering="true" text:style-name="L3">
        <text:list-item>
          <text:p text:style-name="P39">Gerenciamento de estado com Redu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9:36:47.472515526</meta:creation-date>
    <dc:date>2019-01-21T10:31:02.696098591</dc:date>
    <meta:editing-duration>PT5H24M31S</meta:editing-duration>
    <meta:editing-cycles>33</meta:editing-cycles>
    <meta:generator>LibreOffice/6.1.3.2$Linux_X86_64 LibreOffice_project/10$Build-2</meta:generator>
    <meta:document-statistic meta:table-count="0" meta:image-count="0" meta:object-count="0" meta:page-count="2" meta:paragraph-count="50" meta:word-count="346" meta:character-count="2113" meta:non-whitespace-character-count="1846"/>
  </office:meta>
</office:document-meta>
</file>